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 svg:panose-1="2 11 6 6 3 5 4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3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4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5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6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7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8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9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0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1" style:parent-style-name="Normal" style:list-style-name="LFO1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2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3" style:parent-style-name="Normal" style:list-style-name="LFO2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4" style:parent-style-name="Normal" style:list-style-name="LFO2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5" style:parent-style-name="Normal" style:list-style-name="LFO2" style:family="paragraph">
      <style:paragraph-properties fo:margin-top="0.0694in" fo:margin-bottom="0.0694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6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7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  <style:style style:name="P18" style:parent-style-name="Normal" style:family="paragraph">
      <style:paragraph-properties fo:margin-top="0.0833in" fo:margin-bottom="0.0833in" fo:line-height="100%" fo:background-color="#FFFFFF"/>
      <style:text-properties style:font-name="Open Sans" style:font-name-asian="Times New Roman" style:font-name-complex="Open Sans" fo:color="#3A3A3A" fo:font-size="10.5pt" style:font-size-asian="10.5pt" style:font-size-complex="10.5pt" fo:language="en" fo:country="US" style:language-asian="es" style:country-asian="ES"/>
    </style:style>
  </office:automatic-styles>
  <office:body>
    <office:text text:use-soft-page-breaks="true">
      <text:p text:style-name="P1">Web Scraping Project</text:p>
      <text:p text:style-name="P2">The goal of this assessment exercise is to design and execute a data acquisition process that involves web scraping using at least one of the technologies introduced in the<text:s/>course.</text:p>
      <text:p text:style-name="P3">You should write a report that describes the process performed and accompany it with an R code that allows to reproduce the process (if possible from beginning till end, if not, explain).</text:p>
      <text:p text:style-name="P4">The project should<text:s/>emulate<text:s/>as much as possible a real scraping process. Following the<text:s/>proposal<text:s/>you<text:s/>have elaborated<text:s/>in class it should include:</text:p>
      <text:list text:style-name="LFO1" text:continue-numbering="true">
        <text:list-item>
          <text:p text:style-name="P5">Your goal</text:p>
        </text:list-item>
        <text:list-item>
          <text:p text:style-name="P6">The data source and web technology it is based upon</text:p>
        </text:list-item>
        <text:list-item>
          <text:p text:style-name="P7">The approach/technology that you will use for downloading</text:p>
        </text:list-item>
        <text:list-item>
          <text:p text:style-name="P8">How you have scraped the data (be detailed, but not unnecessarily exhaustive).</text:p>
        </text:list-item>
        <text:list-item>
          <text:p text:style-name="P9">If it makes sense, show (or provide) the results of the scraping process.</text:p>
        </text:list-item>
        <text:list-item>
          <text:p text:style-name="P10">If it is reasonably short you can do an  analysis of the data. If you think it adds too much extra work, explain how you would perform the analysis.</text:p>
        </text:list-item>
        <text:list-item>
          <text:p text:style-name="P11">Finish the report with a brief discussion of the limitations that you have found to do the scraping and what do you think that you should have done in a real situation</text:p>
        </text:list-item>
      </text:list>
      <text:p text:style-name="P12">Remember</text:p>
      <text:list text:style-name="LFO2" text:continue-numbering="true">
        <text:list-item>
          <text:p text:style-name="P13">Accompany your instructions with reproducible code, preferably in an appendix and/or an additional file.</text:p>
        </text:list-item>
        <text:list-item>
          <text:p text:style-name="P14">Name your exercise (all the files) with your last names and your first name using the following pattern: LasName1_FirstName1.LastName2_FirstName2_Module3_Assessment.* (*= .R, .pdf, .txt, ...) (You may use "Report" instead of "Module3_Assessment")</text:p>
        </text:list-item>
        <text:list-item>
          <text:p text:style-name="P15">Put everything in a folder in your github repo and submit (push) it and send me a message after you have done this.</text:p>
        </text:list-item>
      </text:list>
      <text:p text:style-name="P16">The final date for submission is July the 8th</text:p>
      <text:p text:style-name="P17">Let me know if you<text:s/>need extra time or if<text:s/>have any doubts or need help</text:p>
      <text:p text:style-name="P18">Alex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Open Sans" svg:font-family="Open Sans" style:font-family-generic="swiss" style:font-pitch="variable" svg:panose-1="2 11 6 6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Sanchez Pla</meta:initial-creator>
    <dc:creator>Alexandre Sanchez Pla</dc:creator>
    <meta:creation-date>2018-07-02T13:27:00Z</meta:creation-date>
    <dc:date>2018-07-02T13:33:00Z</dc:date>
    <meta:print-date>2018-07-02T13:33:00Z</meta:print-date>
    <meta:template xlink:href="Normal.dotm" xlink:type="simple"/>
    <meta:editing-cycles>3</meta:editing-cycles>
    <meta:editing-duration>PT360S</meta:editing-duration>
    <meta:document-statistic meta:page-count="1" meta:paragraph-count="3" meta:word-count="264" meta:character-count="1719" meta:row-count="12" meta:non-whitespace-character-count="1458"/>
  </office:meta>
</office:document-meta>
</file>